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[.D11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PO:'vegetative bud'&#10;) AND 'towards' SOME (&#10;    'plant structure' AND 'has part' SOME PO:'vegetative bud'&#10;)" calcext:value-type="string">
            <text:p>'plant structure presence' THAT 'quality of' SOME (</text:p>
            <text:p>    'whole plant' THAT 'has part' SOME PO:'vegetative bud'</text:p>
            <text:p>) AND 'towards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2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dormant leaf bud'&#10;) AND 'towards' SOME (&#10;    'plant structure' AND 'has part' SOME 'dormant leaf bud'&#10;)" calcext:value-type="string">
            <text:p>'plant structure presence' THAT 'quality of' SOME (</text:p>
            <text:p>    'whole plant' THAT 'has part' SOME 'dormant leaf bud'</text:p>
            <text:p>) AND 'towards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3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3]; CHAR(10); &quot;) AND 'towards' SOME (&quot;; CHAR(10);  &quot;    'plant structure' AND 'has part' SOME &quot;; [.E13]; CHAR(10); &quot;)&quot;)" office:value-type="string" office:string-value="'plant structure presence' THAT 'quality of' SOME (&#10;    'whole plant' THAT 'has part' SOME 'non-dormant leaf bud'&#10;) AND 'towards' SOME (&#10;    'plant structure' AND 'has part' SOME 'non-dormant leaf bud'&#10;)" calcext:value-type="string">
            <text:p>'plant structure presence' THAT 'quality of' SOME (</text:p>
            <text:p>    'whole plant' THAT 'has part' SOME 'non-dormant leaf bud'</text:p>
            <text:p>) AND 'towards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4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SUBSTITUTE([.D15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5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5]; &quot;} trait that is a {quality of} a {whole plant} that has at least one {&quot;; [.E15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5]; CHAR(10); &quot;) AND 'towards' SOME (&quot;; CHAR(10);  &quot;    'plant structure' AND 'has part' SOME &quot;; [.E25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7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7]; &quot;} trait that is a {quality of} a {whole plant} that has at least one {&quot;; [.E27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9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decimal[&gt;0.0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PO:'reproductive bud'&#10;) AND 'towards' SOME (&#10;    'plant structure' AND 'has part' SOME PO:'reproductive bud'&#10;)" calcext:value-type="string">
            <text:p>'plant structure presence' THAT 'quality of' SOME (</text:p>
            <text:p>    'whole plant' THAT 'has part' SOME PO:'reproductive bud'</text:p>
            <text:p>) AND 'towards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1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'dormant reproductive bud'&#10;) AND 'towards' SOME (&#10;    'plant structure' AND 'has part' SOME 'dormant reproductive bud'&#10;)" calcext:value-type="string">
            <text:p>'plant structure presence' THAT 'quality of' SOME (</text:p>
            <text:p>    'whole plant' THAT 'has part' SOME 'dormant reproductive bud'</text:p>
            <text:p>) AND 'towards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2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non-dormant reproductive bud'&#10;) AND 'towards' SOME (&#10;    'plant structure' AND 'has part' SOME 'non-dormant reproductive bud'&#10;)" calcext:value-type="string">
            <text:p>'plant structure presence' THAT 'quality of' SOME (</text:p>
            <text:p>    'whole plant' THAT 'has part' SOME 'non-dormant reproductive bud'</text:p>
            <text:p>) AND 'towards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3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swelling reproductive bud'&#10;) AND 'towards' SOME (&#10;    'plant structure' AND 'has part' SOME 'swelling reproductive bud'&#10;)" calcext:value-type="string">
            <text:p>'plant structure presence' THAT 'quality of' SOME (</text:p>
            <text:p>    'whole plant' THAT 'has part' SOME 'swelling reproductive bud'</text:p>
            <text:p>) AND 'towards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4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breaking reproductive bud'&#10;) AND 'towards' SOME (&#10;    'plant structure' AND 'has part' SOME 'breaking reproductive bud'&#10;)" calcext:value-type="string">
            <text:p>'plant structure presence' THAT 'quality of' SOME (</text:p>
            <text:p>    'whole plant' THAT 'has part' SOME 'breaking reproductive bud'</text:p>
            <text:p>) AND 'towards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decimal[&gt;0.0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6]; &quot;} trait that is a {quality of} a {whole plant} that has at least one {&quot;; [.E36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decimal[&gt;0.0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PO:'inflorescence bud'&#10;) AND 'towards' SOME (&#10;    'plant structure' AND 'has part' SOME PO:'inflorescence bud'&#10;)" calcext:value-type="string">
            <text:p>'plant structure presence' THAT 'quality of' SOME (</text:p>
            <text:p>    'whole plant' THAT 'has part' SOME PO:'inflorescence bud'</text:p>
            <text:p>) AND 'towards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7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non-dormant reproductive bud or fresh flower'&#10;) AND 'towards' SOME (&#10;    'plant structure' AND 'has part' SOME 'non-dormant reproductive bud or fresh flower'&#10;)" calcext:value-type="string">
            <text:p>'plant structure presence' THAT 'quality of' SOME (</text:p>
            <text:p>    'whole plant' THAT 'has part' SOME 'non-dormant reproductive bud or fresh flower'</text:p>
            <text:p>) AND 'towards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8]; CHAR(10); &quot;) AND 'towards' SOME (&quot;; CHAR(10);  &quot;    'plant structure' AND 'has part' SOME &quot;; [.E38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9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decimal[&gt;0.0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inflorescence'&#10;) AND 'towards' SOME (&#10;    'plant structure' AND 'has part' SOME PO:'inflorescence'&#10;)" calcext:value-type="string">
            <text:p>'plant structure presence' THAT 'quality of' SOME (</text:p>
            <text:p>    'whole plant' THAT 'has part' SOME PO:'inflorescence'</text:p>
            <text:p>) AND 'towards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1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decimal[&gt;0.0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2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unopened flower'&#10;) AND 'towards' SOME (&#10;    'plant structure' AND 'has part' SOME 'unopened flower'&#10;)" calcext:value-type="string">
            <text:p>'plant structure presence' THAT 'quality of' SOME (</text:p>
            <text:p>    'whole plant' THAT 'has part' SOME 'unopened flower'</text:p>
            <text:p>) AND 'towards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3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SUBSTITUTE([.E45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senesced flower'&#10;) AND 'towards' SOME (&#10;    'plant structure' AND 'has part' SOME 'senesced flower'&#10;)" calcext:value-type="string">
            <text:p>'plant structure presence' THAT 'quality of' SOME (</text:p>
            <text:p>    'whole plant' THAT 'has part' SOME 'senesced flower'</text:p>
            <text:p>) AND 'towards' SOME (</text:p>
            <text:p>    'plant structure' AND 'has part' SOME 'senesced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PO:'fruit'&#10;) AND 'towards' SOME (&#10;    'plant structure' AND 'has part' SOME PO:'fruit'&#10;)" calcext:value-type="string">
            <text:p>'plant structure presence' THAT 'quality of' SOME (</text:p>
            <text:p>    'whole plant' THAT 'has part' SOME PO:'fruit'</text:p>
            <text:p>) AND 'towards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7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8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8]; &quot;} trait that is a {quality of} a {whole plant} that has at least one {&quot;; [.E48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9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9]; &quot;} trait that is a {quality of} a {whole plant} that has at least one {&quot;; [.E49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9]; CHAR(10); &quot;) AND 'towards' SOME (&quot;; CHAR(10);  &quot;    'plant structure' AND 'has part' SOME &quot;; [.E49]; CHAR(10); &quot;)&quot;)" office:value-type="string" office:string-value="'plant structure presence' THAT 'quality of' SOME (&#10;    'whole plant' THAT 'has part' SOME 'ripe fruit'&#10;) AND 'towards' SOME (&#10;    'plant structure' AND 'has part' SOME 'ripe fruit'&#10;)" calcext:value-type="string">
            <text:p>'plant structure presence' THAT 'quality of' SOME (</text:p>
            <text:p>    'whole plant' THAT 'has part' SOME 'ripe fruit'</text:p>
            <text:p>) AND 'towards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1]; &quot;} trait that is a {quality of} a {whole plant} that has at least one cone {$&quot;; [.E51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1]; CHAR(10); &quot;) AND 'towards' SOME (&quot;; CHAR(10);  &quot;    'plant structure' AND 'has part' SOME &quot;; [.E51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2]; &quot;} trait that is a {quality of} a {whole plant} that has at least one pollen cone {$&quot;; [.E52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2]; CHAR(10); &quot;) AND 'towards' SOME (&quot;; CHAR(10);  &quot;    'plant structure' AND 'has part' SOME &quot;; [.E52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3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3]; &quot;} trait that is a {quality of} a {whole plant} that has at least one {&quot;; [.E53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3]; CHAR(10); &quot;) AND 'towards' SOME (&quot;; CHAR(10);  &quot;    'plant structure' AND 'has part' SOME &quot;; [.E53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4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4]; &quot;} trait that is a {quality of} a {whole plant} that has at least one {&quot;; [.E54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4]; CHAR(10); &quot;) AND 'towards' SOME (&quot;; CHAR(10);  &quot;    'plant structure' AND 'has part' SOME &quot;; [.E54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5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5]; CHAR(10); &quot;) AND 'towards' SOME (&quot;; CHAR(10);  &quot;    'plant structure' AND 'has part' SOME &quot;; [.E55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6]; CHAR(10); &quot;) AND 'towards' SOME (&quot;; CHAR(10);  &quot;    'plant structure' AND 'has part' SOME &quot;; [.E56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7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7]; CHAR(10); &quot;) AND 'towards' SOME (&quot;; CHAR(10);  &quot;    'plant structure' AND 'has part' SOME &quot;; [.E57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8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8]; &quot;} trait that is a {quality of} a {whole plant} that has at least one {&quot;; [.E58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8]; CHAR(10); &quot;) AND 'towards' SOME (&quot;; CHAR(10);  &quot;    'plant structure' AND 'has part' SOME &quot;; [.E58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9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9]; &quot;} trait that is a {quality of} a {whole plant} that has at least one {&quot;; [.E59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9]; CHAR(10); &quot;) AND 'towards' SOME (&quot;; CHAR(10);  &quot;    'plant structure' AND 'has part' SOME &quot;; [.E59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0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0]; &quot;} trait that is a {quality of} a {whole plant} that has at least one {&quot;; [.E60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0]; CHAR(10); &quot;) AND 'towards' SOME (&quot;; CHAR(10);  &quot;    'plant structure' AND 'has part' SOME &quot;; [.E60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62]; CHAR(10); &quot;) AND 'towards' SOME &quot;; [.E62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towards' SOME (&quot;; [.E63]; &quot;)&quot;)" office:value-type="string" office:string-value="'abscised plant structure presence' AND 'quality of' SOME (&#10;    'whole plant' AND 'abscised' SOME ('ripe fruit' OR 'mature seed')&#10;) AND 'towards' SOME ('ripe fruit' OR 'mature seed')" calcext:value-type="string">
            <text:p>'abscised plant structure presence' AND 'quality of' SOME (</text:p>
            <text:p>    'whole plant' AND 'abscised' SOME ('ripe fruit' OR 'mature seed')</text:p>
            <text:p>) AND 'towards' SOME ('ripe fruit' OR 'mature seed'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4]; &quot;)&quot;; CHAR(10); &quot;) AND 'towards' SOME (&quot;; [.E64]; &quot;)&quot;)" office:value-type="string" office:string-value="'abscised plant structure presence' AND 'quality of' SOME (&#10;    'whole plant' AND 'abscised' SOME ('ripe seed cone' OR 'mature seed')&#10;) AND 'towards' SOME ('ripe seed cone' OR 'mature seed')" calcext:value-type="string">
            <text:p>'abscised plant structure presence' AND 'quality of' SOME (</text:p>
            <text:p>    'whole plant' AND 'abscised' SOME ('ripe seed cone' OR 'mature seed')</text:p>
            <text:p>) AND 'towards' SOME ('ripe seed cone' OR 'mature seed')</text:p>
          </table:table-cell>
          <table:table-cell table:number-columns-repeated="3"/>
        </table:table-row>
        <table:table-row table:style-name="ro7" table:number-rows-repeated="3">
          <table:table-cell table:number-columns-repeated="11"/>
        </table:table-row>
        <table:table-row table:style-name="ro7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7" table:number-rows-repeated="1048505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4:16:09.468700364</dc:date>
    <dc:creator>Brian </dc:creator>
    <meta:editing-duration>P24DT19H32M27S</meta:editing-duration>
    <meta:editing-cycles>192</meta:editing-cycles>
    <meta:generator>LibreOffice/5.1.4.2$Linux_X86_64 LibreOffice_project/10m0$Build-2</meta:generator>
    <meta:document-statistic meta:table-count="1" meta:cell-count="471" meta:object-count="0"/>
  </office:meta>
</office:document-meta>
</file>